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6d3f" officeooo:paragraph-rsid="00106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ghjklsdfghjk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3T19:52:27.46500000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7.2.5.2$Windows_X86_64 LibreOffice_project/499f9727c189e6ef3471021d6132d4c694f357e5</meta:generator>
  </office:meta>
</office:document-meta>
</file>